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000000000580000001F05AC5E64C9D37ACD.png" manifest:media-type="image/png"/>
  <manifest:file-entry manifest:full-path="Pictures/1000020100000500000002D0F25E20EA381A5EBD.png" manifest:media-type="image/png"/>
  <manifest:file-entry manifest:full-path="Pictures/10000000000004220000031A68B612E21735F9E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000000" draw:marker-start-width="0.364cm" draw:marker-end="Arrowheads_20_1" draw:marker-end-width="0.384cm" draw:fill="none" draw:textarea-vertical-align="middle" fo:padding-top="0.153cm" fo:padding-bottom="0.153cm" fo:padding-left="0.278cm" fo:padding-right="0.278cm"/>
    </style:style>
    <style:style style:name="gr4" style:family="graphic" style:parent-style-name="objectwithoutfill">
      <style:graphic-properties svg:stroke-width="0.106cm" svg:stroke-color="#000000" draw:marker-start-width="0.364cm" draw:marker-end="Arrowheads_20_2" draw:marker-end-width="0.384cm" draw:fill="none" draw:textarea-vertical-align="middle" fo:padding-top="0.153cm" fo:padding-bottom="0.153cm" fo:padding-left="0.278cm" fo:padding-right="0.278cm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2.63cm"/>
      <style:paragraph-properties style:writing-mode="lr-tb"/>
    </style:style>
    <style:style style:name="pr5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6" style:family="presentation" style:parent-style-name="Blueprint_20_Plans-title" style:list-style-name="L2">
      <style:graphic-properties fo:min-height="5cm"/>
      <style:paragraph-properties style:writing-mode="lr-tb"/>
    </style:style>
    <style:style style:name="pr7" style:family="presentation" style:parent-style-name="Blueprint_20_Plans-title" style:list-style-name="L2">
      <style:graphic-properties fo:min-height="2.5cm"/>
      <style:paragraph-properties style:writing-mode="lr-tb"/>
    </style:style>
    <style:style style:name="pr8" style:family="presentation" style:parent-style-name="Blueprint_20_Plans-title" style:list-style-name="L2">
      <style:graphic-properties fo:min-height="5cm"/>
      <style:paragraph-properties style:writing-mode="lr-tb"/>
    </style:style>
    <style:style style:name="pr9" style:family="presentation" style:parent-style-name="Blueprint_20_Plans-title" style:list-style-name="L2">
      <style:graphic-properties fo:min-height="2.864cm"/>
      <style:paragraph-properties style:writing-mode="lr-tb"/>
    </style:style>
    <style:style style:name="pr10" style:family="presentation" style:parent-style-name="Blueprint_20_Plans-title">
      <style:graphic-properties fo:min-height="2.838cm"/>
      <style:paragraph-properties style:writing-mode="lr-tb"/>
    </style:style>
    <style:style style:name="P1" style:family="paragraph">
      <style:paragraph-properties style:writing-mode="lr-tb"/>
      <style:text-properties fo:color="#000000" loext:opacity="100%"/>
    </style:style>
    <style:style style:name="P2" style:family="paragraph">
      <style:paragraph-properties style:writing-mode="lr-tb"/>
      <style:text-properties fo:color="#000000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  <style:text-properties fo:color="#000000" loext:opacity="100%" fo:font-size="36pt" style:font-size-asian="36pt" style:font-size-complex="36pt"/>
    </style:style>
    <style:style style:name="P6" style:family="paragraph">
      <style:paragraph-properties fo:text-align="start" style:writing-mode="lr-tb"/>
      <style:text-properties fo:color="#000000" loext:opacity="100%"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color="#000000" loext:opacity="100%" fo:font-size="22pt" style:font-size-asian="22pt" style:font-size-complex="22pt"/>
    </style:style>
    <style:style style:name="P9" style:family="paragraph">
      <style:paragraph-properties fo:text-align="start" style:writing-mode="lr-tb"/>
      <style:text-properties fo:color="#000000" loext:opacity="100%" fo:font-size="22pt" style:font-size-asian="22pt" style:font-size-complex="22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  <style:text-properties fo:color="#000000" loext:opacity="100%" fo:font-size="20pt" style:font-size-asian="20pt" style:font-size-complex="20pt"/>
    </style:style>
    <style:style style:name="P12" style:family="paragraph">
      <style:paragraph-properties fo:text-align="start" style:writing-mode="lr-tb"/>
      <style:text-properties fo:color="#000000" loext:opacity="100%" fo:font-size="20pt" style:font-size-asian="20pt" style:font-size-complex="20pt"/>
    </style:style>
    <style:style style:name="P13" style:family="paragraph">
      <style:paragraph-properties fo:text-align="start"/>
      <style:text-properties fo:font-size="20pt" style:font-size-asian="20pt" style:font-size-complex="20pt"/>
    </style:style>
    <style:style style:name="P14" style:family="paragraph">
      <style:paragraph-properties fo:text-align="start" style:writing-mode="lr-tb"/>
      <style:text-properties fo:font-size="20pt" style:font-size-asian="20pt" style:font-size-complex="20pt"/>
    </style:style>
    <style:style style:name="P15" style:family="paragraph">
      <loext:graphic-properties draw:fill="none"/>
    </style:style>
    <style:style style:name="P16" style:family="paragraph">
      <style:paragraph-properties fo:text-align="start"/>
      <style:text-properties fo:color="#000000" loext:opacity="100%" fo:font-size="72pt" style:font-size-asian="72pt" style:font-size-complex="72pt"/>
    </style:style>
    <style:style style:name="P17" style:family="paragraph">
      <style:paragraph-properties fo:text-align="start" style:writing-mode="lr-tb"/>
      <style:text-properties fo:color="#000000" loext:opacity="100%" fo:font-size="72pt" style:font-size-asian="72pt" style:font-size-complex="7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36pt" style:font-size-asian="36pt" style:font-size-complex="36pt"/>
    </style:style>
    <style:style style:name="T3" style:family="text">
      <style:text-properties fo:color="#000000" loext:opacity="100%" fo:font-size="22pt" style:font-size-asian="22pt" style:font-size-complex="22pt"/>
    </style:style>
    <style:style style:name="T4" style:family="text">
      <style:text-properties fo:color="#000000" loext:opacity="100%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loext:opacity="100%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<text:span text:style-name="T1">Práctica módulo 5 – opción A</text:span>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<text:span text:style-name="T1">Raúl Vergel Rome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presentation:style-name="pr4" draw:text-style-name="P6" draw:layer="layout" svg:width="19.999cm" svg:height="2.63cm" svg:x="4.001cm" svg:y="0.87cm" presentation:class="title" presentation:user-transformed="true">
          <draw:text-box>
            <text:p text:style-name="P5"><text:span text:style-name="T2">Preparación de los datos</text:span></text:p>
          </draw:text-box>
        </draw:frame>
        <draw:frame draw:style-name="gr2" draw:text-style-name="P7" draw:layer="layout" svg:width="2.327cm" svg:height="0.819cm" svg:x="0.5cm" svg:y="7cm">
          <draw:image xlink:href="Pictures/10000000000000580000001F05AC5E64C9D37ACD.png" xlink:type="simple" xlink:show="embed" xlink:actuate="onLoad" draw:mime-type="image/png">
            <text:p/>
          </draw:image>
        </draw:frame>
        <draw:frame presentation:style-name="pr4" draw:text-style-name="P9" draw:layer="layout" svg:width="19.999cm" svg:height="2.63cm" svg:x="4.001cm" svg:y="4.37cm" presentation:class="title" presentation:user-transformed="true">
          <draw:text-box>
            <text:p text:style-name="P8"><text:span text:style-name="T3">Antes de proceder con el pronóstico o estimación del valor del precio de alquiler de Airbnb en New York hay que proceder a limpiar el dataset.</text:span></text:p>
          </draw:text-box>
        </draw:frame>
        <draw:frame presentation:style-name="pr4" draw:text-style-name="P9" draw:layer="layout" svg:width="19.999cm" svg:height="2.63cm" svg:x="4cm" svg:y="8cm" presentation:class="title" presentation:user-transformed="true">
          <draw:text-box>
            <text:p text:style-name="P8"><text:span text:style-name="T3">Eliminando todos aquellos elementos NotANumber del dataset</text:span></text:p>
          </draw:text-box>
        </draw:frame>
        <draw:frame presentation:style-name="pr4" draw:text-style-name="P9" draw:layer="layout" svg:width="19.999cm" svg:height="2.63cm" svg:x="4cm" svg:y="11.5cm" presentation:class="title" presentation:user-transformed="true">
          <draw:text-box>
            <text:p text:style-name="P8"><text:span text:style-name="T3">Eliminando todos aquellos elementos que se consideran outli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4" draw:text-style-name="P6" draw:layer="layout" svg:width="19.999cm" svg:height="2.845cm" svg:x="4.002cm" svg:y="0.763cm" presentation:class="title" presentation:user-transformed="true">
          <draw:text-box>
            <text:p text:style-name="P5"><text:span text:style-name="T2">Comprobación de valores de las categorías del dataset</text:span></text:p>
          </draw:text-box>
        </draw:frame>
        <draw:frame presentation:style-name="pr4" draw:text-style-name="P9" draw:layer="layout" svg:width="19.999cm" svg:height="2.63cm" svg:x="4.002cm" svg:y="4.37cm" presentation:class="title" presentation:user-transformed="true">
          <draw:text-box>
            <text:p text:style-name="P8"><text:span text:style-name="T3">Se analizan las series que componen los valores de cada una de las categorias del dataset</text:span></text:p>
          </draw:text-box>
        </draw:frame>
        <draw:frame presentation:style-name="pr4" draw:text-style-name="P9" draw:layer="layout" svg:width="19.999cm" svg:height="2.63cm" svg:x="4cm" svg:y="7.5cm" presentation:class="title" presentation:user-transformed="true">
          <draw:text-box>
            <text:p text:style-name="P8"><text:span text:style-name="T3">Para comprobar mas exhaustivamente que en esa determinada categoría no haya valores dispares u outliers</text:span></text:p>
          </draw:text-box>
        </draw:frame>
        <draw:frame presentation:style-name="pr4" draw:text-style-name="P9" draw:layer="layout" svg:width="19.999cm" svg:height="2.63cm" svg:x="4cm" svg:y="10.13cm" presentation:class="title" presentation:user-transformed="true">
          <draw:text-box>
            <text:p text:style-name="P8"><text:span text:style-name="T3">En caso que hay algún elemento dispar se procede a su eliminación de esa fila del datase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4" draw:text-style-name="P6" draw:layer="layout" svg:width="19.999cm" svg:height="2.63cm" svg:x="4.003cm" svg:y="0.871cm" presentation:class="title" presentation:user-transformed="true">
          <draw:text-box>
            <text:p text:style-name="P5"><text:span text:style-name="T2">Estudio de matrices de correlación</text:span></text:p>
          </draw:text-box>
        </draw:frame>
        <draw:frame presentation:style-name="pr4" draw:text-style-name="P9" draw:layer="layout" svg:width="19.999cm" svg:height="2.63cm" svg:x="4.003cm" svg:y="4.371cm" presentation:class="title" presentation:user-transformed="true">
          <draw:text-box>
            <text:p text:style-name="P8"><text:span text:style-name="T3">Se estudia mediante gráficos de correlación, que categorías presentan mayor correlación con la categoría precio </text:span></text:p>
          </draw:text-box>
        </draw:frame>
        <draw:frame presentation:style-name="pr4" draw:text-style-name="P9" draw:layer="layout" svg:width="19.999cm" svg:height="2.63cm" svg:x="4cm" svg:y="8.37cm" presentation:class="title" presentation:user-transformed="true">
          <draw:text-box>
            <text:p text:style-name="P8"><text:span text:style-name="T3">Sólo las tres categorías que presenten mayor correlación serán consideradas en el momento de efectuar el cálculo del pronóst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4" draw:text-style-name="P6" draw:layer="layout" svg:width="19.999cm" svg:height="2.845cm" svg:x="4.004cm" svg:y="0.764cm" presentation:class="title" presentation:user-transformed="true">
          <draw:text-box>
            <text:p text:style-name="P5"><text:span text:style-name="T2">Test de bondad y ajuste a categoría precio</text:span></text:p>
          </draw:text-box>
        </draw:frame>
        <draw:frame presentation:style-name="pr4" draw:text-style-name="P12" draw:layer="layout" svg:width="19.999cm" svg:height="2.63cm" svg:x="4.004cm" svg:y="4.371cm" presentation:class="title" presentation:user-transformed="true">
          <draw:text-box>
            <text:p text:style-name="P11"><text:span text:style-name="T4">Antes de proceder a efectuar un pronóstico sobre una categoría del dataset se determina la Cumulative Frecuency Distribution (CFD) de la categoría precio</text:span></text:p>
          </draw:text-box>
        </draw:frame>
        <draw:frame presentation:style-name="pr4" draw:text-style-name="P12" draw:layer="layout" svg:width="19.999cm" svg:height="2.63cm" svg:x="4.001cm" svg:y="7.001cm" presentation:class="title" presentation:user-transformed="true">
          <draw:text-box>
            <text:p text:style-name="P11"><text:span text:style-name="T4">Se procede con tests de ajuste de Kolmogorov-Smirnov (KS) y Anderson-Darling (AD) con distribución Normal</text:span></text:p>
          </draw:text-box>
        </draw:frame>
        <draw:frame presentation:style-name="pr4" draw:text-style-name="P12" draw:layer="layout" svg:width="19.999cm" svg:height="2.63cm" svg:x="4cm" svg:y="9.631cm" presentation:class="title" presentation:user-transformed="true">
          <draw:text-box>
            <text:p text:style-name="P11"><text:span text:style-name="T4">Se plantean hipótesis:</text:span><text:span text:style-name="T4"><text:line-break/></text:span><text:span text:style-name="T4">Ho: Categoría precio se ajusta a una distribución Normal</text:span><text:span text:style-name="T4"><text:line-break/></text:span><text:span text:style-name="T4">Hi: Categoría precio no se ajusta a una distribución Normal</text:span></text:p>
          </draw:text-box>
        </draw:frame>
        <draw:frame presentation:style-name="pr4" draw:text-style-name="P12" draw:layer="layout" svg:width="19.999cm" svg:height="2.63cm" svg:x="4cm" svg:y="12.5cm" presentation:class="title" presentation:user-transformed="true">
          <draw:text-box>
            <text:p text:style-name="P11"><text:span text:style-name="T4">En caso que se afirme hipótesis Hi no se prosigue con pronóstico, ya que la categoría precio es aleatoria. En caso que se afirme Ho se procede con pronóst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4" draw:text-style-name="P6" draw:layer="layout" svg:width="19.999cm" svg:height="2.845cm" svg:x="4.005cm" svg:y="0.765cm" presentation:class="title" presentation:user-transformed="true">
          <draw:text-box>
            <text:p text:style-name="P5"><text:span text:style-name="T2">Se divide el dataset en tres grandes distritos</text:span></text:p>
          </draw:text-box>
        </draw:frame>
        <draw:frame presentation:style-name="pr4" draw:text-style-name="P12" draw:layer="layout" svg:width="19.999cm" svg:height="2.63cm" svg:x="3.994cm" svg:y="4.371cm" presentation:class="title" presentation:user-transformed="true">
          <draw:text-box>
            <text:p text:style-name="P11"><text:span text:style-name="T4">Se prefiere dividir el dataset en tres datasets distintos con objeto de desacoplar posibles dependencias entre categorías</text:span></text:p>
          </draw:text-box>
        </draw:frame>
        <draw:frame presentation:style-name="pr6" draw:text-style-name="P14" draw:layer="layout" svg:width="5.999cm" svg:height="5cm" draw:transform="rotate (-0.00244346095279215) translate (4.007cm 7.476cm)" presentation:class="title" presentation:user-transformed="true">
          <draw:text-box>
            <text:list text:style-name="L2">
              <text:list-header>
                <text:p text:style-name="P13"><text:span text:style-name="T5">Distritos:</text:span><text:span text:style-name="T5"><text:line-break/></text:span><text:span text:style-name="T5">Manhattan</text:span><text:span text:style-name="T5"><text:line-break/></text:span><text:span text:style-name="T5">Brooklyn</text:span><text:span text:style-name="T5"><text:line-break/></text:span><text:span text:style-name="T5">Queens</text:span><text:span text:style-name="T5"><text:line-break/></text:span><text:span text:style-name="T5"/></text:p>
              </text:list-header>
            </text:list>
          </draw:text-box>
        </draw:frame>
        <draw:connector draw:style-name="gr3" draw:text-style-name="P15" draw:layer="layout" draw:type="line" svg:x1="8.5cm" svg:y1="9.988cm" svg:x2="12.871cm" svg:y2="10.024cm" draw:start-shape="id1" svg:d="M8500 9988l4371 36" svg:viewBox="0 0 4372 37">
          <text:p/>
        </draw:connector>
        <draw:frame presentation:style-name="pr7" draw:text-style-name="P14" xml:id="id2" draw:id="id2" draw:layer="layout" svg:width="11.494cm" svg:height="2.5cm" draw:transform="rotate (-0.00244346095279215) translate (13.006cm 8.5cm)" presentation:class="title" presentation:user-transformed="true">
          <draw:text-box>
            <text:list text:style-name="L2">
              <text:list-header>
                <text:p text:style-name="P13"><text:span text:style-name="T4">Para cada distrito se efectúa un pronóstico del precio en esa zona</text:span><text:span text:style-name="T5"><text:line-break/></text:span><text:span text:style-name="T5"/></text:p>
              </text:list-header>
            </text:list>
          </draw:text-box>
        </draw:frame>
        <draw:frame presentation:style-name="pr8" draw:text-style-name="P14" xml:id="id1" draw:id="id1" draw:layer="layout" svg:width="4.499cm" svg:height="5cm" draw:transform="rotate (-0.00244346095279215) translate (4.007cm 7.477cm)" presentation:class="title" presentation:user-transformed="true">
          <draw:text-box>
            <text:list text:style-name="L2">
              <text:list-header>
                <text:p text:style-name="P13"><text:span text:style-name="T4">Distritos:</text:span><text:span text:style-name="T4"><text:line-break/></text:span><text:span text:style-name="T4">Manhattan</text:span><text:span text:style-name="T4"><text:line-break/></text:span><text:span text:style-name="T4">Brooklyn</text:span><text:span text:style-name="T4"><text:line-break/></text:span><text:span text:style-name="T4">Queens</text:span><text:span text:style-name="T5"><text:line-break/></text:span><text:span text:style-name="T5"/></text:p>
              </text:list-header>
            </text:list>
          </draw:text-box>
        </draw:frame>
        <draw:frame presentation:style-name="pr9" draw:text-style-name="P14" xml:id="id3" draw:id="id3" draw:layer="layout" svg:width="18.501cm" svg:height="2.864cm" draw:transform="rotate (-0.00244346095279215) translate (4.502cm 12.114cm)" presentation:class="title" presentation:user-transformed="true">
          <draw:text-box>
            <text:list text:style-name="L2">
              <text:list-header>
                <text:p text:style-name="P13"><text:span text:style-name="T4">Se efectuará el pronóstico con una red neuronal densa</text:span><text:span text:style-name="T5"><text:line-break/></text:span><text:span text:style-name="T5"/></text:p>
              </text:list-header>
            </text:list>
          </draw:text-box>
        </draw:frame>
        <draw:connector draw:style-name="gr4" draw:text-style-name="P15" draw:layer="layout" draw:type="line" svg:x1="18.747cm" svg:y1="11.014cm" svg:x2="13.752cm" svg:y2="12.137cm" draw:start-shape="id2" draw:start-glue-point="2" draw:end-shape="id3" svg:d="M18747 11014l-4995 1123" svg:viewBox="0 0 4996 1124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10" draw:text-style-name="P17" draw:layer="layout" svg:width="5cm" svg:height="2.838cm" svg:x="10cm" svg:y="6.5cm" presentation:class="title" presentation:user-transformed="true">
          <draw:text-box>
            <text:p text:style-name="P16"><text:span text:style-name="T6">F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15T03:03:13.004481364</meta:creation-date>
    <meta:editing-duration>PT1M45S</meta:editing-duration>
    <meta:editing-cycles>2</meta:editing-cycles>
    <meta:generator>LibreOffice/7.1.1.2$MacOSX_X86_64 LibreOffice_project/fe0b08f4af1bacafe4c7ecc87ce55bb426164676</meta:generator>
    <dc:title>Blueprint Plans</dc:title>
    <dc:date>2021-05-15T03:36:51.612150079</dc:date>
    <meta:document-statistic meta:object-count="96"/>
  </office:meta>
</office:document-meta>
</file>